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42.65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5.88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46.23mm"/>
    </style:style>
    <style:style style:name="co11" style:family="table-column">
      <style:table-column-properties fo:break-before="auto" style:column-width="9.93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24.0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66ffff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66ffff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/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99ff66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fo:background-color="#99ff66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4">
      <style:table-cell-properties fo:background-color="#66ffff" style:text-align-source="fix" style:repeat-content="false"/>
      <style:paragraph-properties fo:text-align="end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66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Mr.David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ease fill the <text:span text:style-name="T1">UNIT PRICE </text:span><text:span text:style-name="T2">section, and find the owning cost of a tile.</text:span>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pan text:style-name="T2">ATTENTION : </text:span><text:span text:style-name="T2"> The unit prices will be daily, specially for workers</text:span>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With this cost accounting, we can produce approximetly 2500 tiles per day (225 m2/day) 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gment section will be used only for colored tiles. 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gents, vacuum cloth and abbrasive have to be used for production.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f vacuum cloth and abbrassives can be found in Georgia, you can change the prices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SELANIK TILES-Mustafa BALCI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BALMER MARBL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Murat BALCI – Tokat – TURKEY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+90 505 320 22 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<text:a xlink:href="mailto:balmertokat@gmail.com" xlink:type="simple">balmertokat@gmail.com</text:a>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30 x 30 x 1,8 cm Terrazzo Tile Daily Production Cost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14" office:value-type="string" calcext:value-type="string">
            <text:p>USD</text:p>
          </table:table-cell>
          <table:table-cell table:style-name="ce22" office:value-type="string" calcext:value-type="string">
            <text:p>USD</text:p>
          </table:table-cell>
          <table:table-cell table:number-columns-repeated="2" table:style-name="ce5" office:value-type="string" calcext:value-type="string">
            <text:p>Sub-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Qtity</text:p>
          </table:table-cell>
          <table:table-cell table:style-name="ce9" office:value-type="string" calcext:value-type="string">
            <text:p>Unit</text:p>
          </table:table-cell>
          <table:table-cell table:style-name="ce15" office:value-type="string" calcext:value-type="string">
            <text:p>Unit Pric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Total 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erials</text:p>
          </table:table-cell>
          <table:table-cell office:value-type="string" calcext:value-type="string">
            <text:p>White Cement</text:p>
          </table:table-cell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50 kg Unit</text:p>
          </table:table-cell>
          <table:table-cell table:style-name="ce16"/>
          <table:table-cell table:formula="of:=[.D17]*[.F1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table:style-name="ce16"/>
          <table:table-cell table:formula="of:=[.D18]*[.F1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g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</text:p>
          </table:table-cell>
          <table:table-cell table:style-name="ce16" office:value-type="float" office:value="3" calcext:value-type="float">
            <text:p>3,00</text:p>
          </table:table-cell>
          <table:table-cell table:formula="of:=[.D19]*[.F19]" office:value-type="float" office:value="24" calcext:value-type="float">
            <text:p>24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mical additive agents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kg</text:p>
          </table:table-cell>
          <table:table-cell table:style-name="ce16" office:value-type="float" office:value="2.5" calcext:value-type="float">
            <text:p>2,50</text:p>
          </table:table-cell>
          <table:table-cell table:formula="of:=[.D20]*[.F20]" office:value-type="float" office:value="93.75" calcext:value-type="float">
            <text:p>93,75</text:p>
          </table:table-cell>
          <table:table-cell table:formula="of:=SUM([.G17:.G20])" office:value-type="float" office:value="117.75" calcext:value-type="float">
            <text:p>117,75</text:p>
          </table:table-cell>
          <table:table-cell table:style-name="ce8" table:formula="of:=[.H20]*100/[.$G$49]" office:value-type="float" office:value="43.9997757973208" calcext:value-type="float">
            <text:p>44,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Vacuum c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table:style-name="ce16" office:value-type="float" office:value="2.5" calcext:value-type="float">
            <text:p>2,50</text:p>
          </table:table-cell>
          <table:table-cell table:formula="of:=[.D22]*[.F22]" office:value-type="float" office:value="5" calcext:value-type="float">
            <text:p>5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ydrolic oil for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table:style-name="ce16"/>
          <table:table-cell table:formula="of:=[.D23]*[.F23]" office:value-type="float" office:value="0" calcext:value-type="float">
            <text:p>0,00</text:p>
          </table:table-cell>
          <table:table-cell table:formula="of:=SUM([.G22:.G23])" office:value-type="float" office:value="5" calcext:value-type="float">
            <text:p>5,00</text:p>
          </table:table-cell>
          <table:table-cell table:style-name="ce8" table:formula="of:=[.H23]*100/[.$G$49]" office:value-type="float" office:value="1.86835566018347" calcext:value-type="float">
            <text:p>1,87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lishing</text:p>
          </table:table-cell>
          <table:table-cell office:value-type="string" calcext:value-type="string">
            <text:p>abbras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s</text:p>
          </table:table-cell>
          <table:table-cell table:style-name="ce16" office:value-type="float" office:value="2.8" calcext:value-type="float">
            <text:p>2,80</text:p>
          </table:table-cell>
          <table:table-cell table:formula="of:=[.D25]*[.F25]" office:value-type="float" office:value="112" calcext:value-type="float">
            <text:p>112,00</text:p>
          </table:table-cell>
          <table:table-cell table:formula="of:=SUM([.G25:.G25])" office:value-type="float" office:value="112" calcext:value-type="float">
            <text:p>112,00</text:p>
          </table:table-cell>
          <table:table-cell table:style-name="ce8" table:formula="of:=[.H25]*100/[.$G$49]" office:value-type="float" office:value="41.8511667881098" calcext:value-type="float">
            <text:p>41,8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portation</text:p>
          </table:table-cell>
          <table:table-cell office:value-type="string" calcext:value-type="string">
            <text:p>diesel for forkli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table:style-name="ce16"/>
          <table:table-cell table:formula="of:=[.D27]*[.F27]" office:value-type="float" office:value="0" calcext:value-type="float">
            <text:p>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sel for pick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table:style-name="ce16"/>
          <table:table-cell table:formula="of:=[.D28]*[.F28]" office:value-type="float" office:value="0" calcext:value-type="float">
            <text:p>0,00</text:p>
          </table:table-cell>
          <table:table-cell table:formula="of:=SUM([.G27:.G28])" office:value-type="float" office:value="0" calcext:value-type="float">
            <text:p>0,00</text:p>
          </table:table-cell>
          <table:table-cell table:style-name="ce8" table:formula="of:=[.H28]*100/[.$G$49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table:style-name="ce16"/>
          <table:table-cell table:formula="of:=[.D30]*[.F3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</text:p>
          </table:table-cell>
          <table:table-cell table:style-name="ce16"/>
          <table:table-cell table:formula="of:=[.D31]*[.F31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countig expens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formula="of:=[.D32]*[.F32]" office:value-type="float" office:value="0" calcext:value-type="float">
            <text:p>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agement expens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formula="of:=[.D33]*[.F33]" office:value-type="float" office:value="0" calcext:value-type="float">
            <text:p>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ntal Cost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formula="of:=[.D34]*[.F34]" office:value-type="float" office:value="0" calcext:value-type="float">
            <text:p>0,00</text:p>
          </table:table-cell>
          <table:table-cell table:style-name="Default" table:formula="of:=SUM([.G30:.G34])" office:value-type="float" office:value="0" calcext:value-type="float">
            <text:p>0</text:p>
          </table:table-cell>
          <table:table-cell table:style-name="ce8" table:formula="of:=[.H34]*100/[.$G$49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number-columns-repeated="8"/>
        </table:table-row>
        <table:table-row table:style-name="ro1">
          <table:table-cell/>
          <table:table-cell office:value-type="string" calcext:value-type="string">
            <text:p>Labour </text:p>
          </table:table-cell>
          <table:table-cell office:value-type="string" calcext:value-type="string">
            <text:p>P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36]*[.F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lishing Mach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37]*[.F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38]*[.F3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39]*[.F39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40]*[.F4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urance Expen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41]*[.F41]" office:value-type="float" office:value="0" calcext:value-type="float">
            <text:p>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od servise co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er</text:p>
          </table:table-cell>
          <table:table-cell table:style-name="ce16"/>
          <table:table-cell table:formula="of:=[.D42]*[.F42]" office:value-type="float" office:value="0" calcext:value-type="float">
            <text:p>0,00</text:p>
          </table:table-cell>
          <table:table-cell table:formula="of:=SUM([.G36:.G42])" office:value-type="float" office:value="0" calcext:value-type="float">
            <text:p>0,00</text:p>
          </table:table-cell>
          <table:table-cell table:style-name="ce8" table:formula="of:=[.H42]*100/[.$G$49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Daily Expence</text:p>
          </table:table-cell>
          <table:table-cell table:number-columns-repeated="2"/>
          <table:table-cell table:style-name="ce16"/>
          <table:table-cell table:style-name="ce13" table:formula="of:=SUM([.G17:.G43])" office:value-type="float" office:value="234.75" calcext:value-type="float">
            <text:p>234,75</text:p>
          </table:table-cell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xes</text:p>
          </table:table-cell>
          <table:table-cell/>
          <table:table-cell office:value-type="string" calcext:value-type="string">
            <text:p>%</text:p>
          </table:table-cell>
          <table:table-cell table:style-name="ce16"/>
          <table:table-cell table:formula="of:=[.G44]*[.D45]/100" office:value-type="float" office:value="0" calcext:value-type="float">
            <text:p>0,00</text:p>
          </table:table-cell>
          <table:table-cell table:formula="of:=[.G45]" office:value-type="float" office:value="0" calcext:value-type="float">
            <text:p>0,00</text:p>
          </table:table-cell>
          <table:table-cell table:style-name="ce8" table:formula="of:=[.H45]*100/[.$G$49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ual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table:style-name="ce16"/>
          <table:table-cell table:formula="of:=[.G44]*[.D46]/100" office:value-type="float" office:value="9.39" calcext:value-type="float">
            <text:p>9,39</text:p>
          </table:table-cell>
          <table:table-cell table:formula="of:=[.G46]" office:value-type="float" office:value="9.39" calcext:value-type="float">
            <text:p>9,39</text:p>
          </table:table-cell>
          <table:table-cell table:style-name="ce8" table:formula="of:=[.H46]*100/[.$G$49]" office:value-type="float" office:value="3.50877192982456" calcext:value-type="float">
            <text:p>3,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chine amortiz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table:style-name="ce16"/>
          <table:table-cell table:formula="of:=[.G44]*[.D47]/100" office:value-type="float" office:value="23.475" calcext:value-type="float">
            <text:p>23,48</text:p>
          </table:table-cell>
          <table:table-cell table:formula="of:=[.G47]" office:value-type="float" office:value="23.475" calcext:value-type="float">
            <text:p>23,48</text:p>
          </table:table-cell>
          <table:table-cell table:style-name="ce8" table:formula="of:=[.H47]*100/[.$G$49]" office:value-type="float" office:value="8.7719298245614" calcext:value-type="float">
            <text:p>8,7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Total Daily Expence</text:p>
          </table:table-cell>
          <table:table-cell table:style-name="ce4"/>
          <table:table-cell table:style-name="ce11"/>
          <table:table-cell table:style-name="ce18" office:value-type="string" calcext:value-type="string">
            <text:p>These accountings</text:p>
          </table:table-cell>
          <table:table-cell table:style-name="ce6" table:formula="of:=SUM([.G44:.G48])" office:value-type="float" office:value="267.615" calcext:value-type="float">
            <text:p>267,62</text:p>
          </table:table-cell>
          <table:table-cell table:style-name="ce6" office:value-type="string" calcext:value-type="string">
            <text:p>USD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Dailiy Production Quantity</text:p>
          </table:table-cell>
          <table:table-cell table:style-name="ce4"/>
          <table:table-cell table:style-name="ce11"/>
          <table:table-cell table:style-name="ce19" office:value-type="string" calcext:value-type="string">
            <text:p>change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string" calcext:value-type="string">
            <text:p>UNITS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Cost of a Tile <text:s/></text:p>
          </table:table-cell>
          <table:table-cell table:style-name="ce6"/>
          <table:table-cell table:style-name="ce11"/>
          <table:table-cell table:style-name="ce18" office:value-type="string" calcext:value-type="string">
            <text:p>upon unit prices</text:p>
          </table:table-cell>
          <table:table-cell table:style-name="ce6" table:formula="of:=[.G49]/[.G50]" office:value-type="float" office:value="0.107046" calcext:value-type="float">
            <text:p>0,11</text:p>
          </table:table-cell>
          <table:table-cell table:style-name="ce6" office:value-type="string" calcext:value-type="string">
            <text:p>USD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Cost of a <text:s/>1 m2 Tile <text:s/></text:p>
          </table:table-cell>
          <table:table-cell table:style-name="ce7" table:number-columns-repeated="2"/>
          <table:table-cell table:style-name="ce20"/>
          <table:table-cell table:style-name="ce23" table:formula="of:=[.G51]*11.1" office:value-type="float" office:value="1.1882106" calcext:value-type="float">
            <text:p>1,19</text:p>
          </table:table-cell>
          <table:table-cell table:style-name="ce25" office:value-type="string" calcext:value-type="string">
            <text:p>USD</text:p>
          </table:table-cell>
          <table:table-cell table:style-name="ce26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3"/>
          <table:table-cell table:style-name="ce1"/>
          <table:table-cell table:number-columns-repeated="6"/>
        </table:table-row>
        <table:table-row table:style-name="ro1" table:number-rows-repeated="9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/>
          <table:table-cell table:style-name="ce5" table:number-columns-repeated="2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style-name="ce8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3" table:number-columns-repeated="2"/>
          <table:table-cell table:number-columns-repeated="6"/>
        </table:table-row>
        <table:table-row table:style-name="ro1" table:number-rows-repeated="4">
          <table:table-cell table:number-columns-repeated="8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/>
          <table:table-cell table:style-name="ce8"/>
          <table:table-cell/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2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3"/>
          <table:table-cell table:style-name="ce8" table:number-columns-repeated="2"/>
          <table:table-cell table:style-name="Default"/>
          <table:table-cell table:style-name="ce2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 table:style-name="ce21" table:number-columns-repeated="2"/>
          <table:table-cell table:style-name="ce5"/>
          <table:table-cell table:number-columns-repeated="6"/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13"/>
          <table:table-cell table:style-name="ce1"/>
          <table:table-cell table:style-name="ce13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.00.0000</text:date>, <text:time style:data-style-name="N2" text:time-value="11:15:48.789170002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49:01.789838319</meta:creation-date>
    <dc:date>2019-07-13T12:25:15.797505181</dc:date>
    <meta:editing-duration>PT38M50S</meta:editing-duration>
    <meta:editing-cycles>9</meta:editing-cycles>
    <meta:generator>LibreOffice/5.2.7.2$Linux_X86_64 LibreOffice_project/20m0$Build-2</meta:generator>
    <meta:document-statistic meta:table-count="1" meta:cell-count="161" meta:object-count="0"/>
  </office:meta>
</office:document-meta>
</file>